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75cm" draw:marker-end-width="0.275cm" draw:fill="solid" draw:fill-color="#eeeee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solid" draw:fill-color="#666666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cm" draw:marker-start-width="0.275cm" draw:marker-end-width="0.275cm" draw:fill="solid" draw:fill-color="#99ff66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75cm" draw:marker-end-width="0.275cm" draw:fill="solid" draw:fill-color="#00cc00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10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2cm" draw:marker-start="Extrémités_20_de_20_flèche_20_1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draw:stroke="none" draw:fill="solid" draw:fill-color="#009900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solid" draw:fill-color="#3333ff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solid" draw:fill-color="#ff99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0.139cm" svg:height="0.159cm" svg:x="3.46cm" svg:y="5.315cm" svg:viewBox="0 0 140 160" svg:d="m15 0c-11 0 11 11 11 26s-26 47-26 69 7 45 22 56 77 14 99 0 19-34 19-56-26-55-26-69 22-25 9-25-97-1-108-1z">
            <text:p/>
          </draw:path>
          <draw:custom-shape draw:style-name="gr2" draw:text-style-name="P1" draw:layer="layout" svg:width="0.118cm" svg:height="0.029cm" svg:x="3.471cm" svg:y="5.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0.029cm" svg:height="0.03cm" svg:x="3.482cm" svg:y="5.3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29cm" svg:height="0.03cm" svg:x="3.519cm" svg:y="5.3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3cm" svg:height="0.03cm" svg:x="3.478cm" svg:y="5.3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3cm" svg:height="0.03cm" svg:x="3.515cm" svg:y="5.3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29cm" svg:height="0.029cm" svg:x="3.552cm" svg:y="5.3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29cm" svg:height="0.029cm" svg:x="3.548cm" svg:y="5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3cm" svg:height="0.03cm" svg:x="3.511cm" svg:y="5.4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" draw:text-style-name="P1" draw:layer="layout" svg:width="0.239cm" svg:height="0.274cm" svg:x="3.56cm" svg:y="5.425cm" svg:viewBox="0 0 240 275" svg:d="m25 0c-19 0 19 19 19 44s-44 82-44 120 13 75 38 94 132 25 170 0 31-57 31-94-44-95-44-120 38-42 15-43-166-1-185-1z">
            <text:p/>
          </draw:path>
          <draw:custom-shape draw:style-name="gr2" draw:text-style-name="P1" draw:layer="layout" svg:width="0.202cm" svg:height="0.05cm" svg:x="3.579cm" svg:y="5.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0.05cm" svg:height="0.05cm" svg:x="3.598cm" svg:y="5.5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5cm" svg:height="0.051cm" svg:x="3.661cm" svg:y="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51cm" svg:height="0.051cm" svg:x="3.591cm" svg:y="5.5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05cm" svg:height="0.051cm" svg:x="3.655cm" svg:y="5.5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5cm" svg:height="0.05cm" svg:x="3.718cm" svg:y="5.5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5cm" svg:height="0.05cm" svg:x="3.711cm" svg:y="5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51cm" svg:height="0.051cm" svg:x="3.648cm" svg:y="5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" draw:text-style-name="P1" draw:layer="layout" svg:width="0.438cm" svg:height="0.503cm" svg:x="3.661cm" svg:y="5.646cm" svg:viewBox="0 0 439 504" svg:d="m46 0c-34 0 35 35 35 81s-81 150-81 219 23 138 69 173 243 46 312 0 57-104 57-173-80-173-80-219 69-77 28-79-305-2-340-2z">
            <text:p/>
          </draw:path>
          <draw:custom-shape draw:style-name="gr2" draw:text-style-name="P1" draw:layer="layout" svg:width="0.369cm" svg:height="0.092cm" svg:x="3.696cm" svg:y="5.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092cm" svg:height="0.093cm" svg:x="3.73cm" svg:y="5.7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92cm" svg:height="0.093cm" svg:x="3.846cm" svg:y="5.7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93cm" svg:height="0.093cm" svg:x="3.718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92cm" svg:height="0.093cm" svg:x="3.834cm" svg:y="5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92cm" svg:height="0.092cm" svg:x="3.95cm" svg:y="5.8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92cm" svg:height="0.092cm" svg:x="3.938cm" svg:y="5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093cm" svg:height="0.093cm" svg:x="3.822cm" svg:y="6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" draw:text-style-name="P1" draw:layer="layout" svg:width="1.038cm" svg:height="1.191cm" svg:x="3.761cm" svg:y="5.908cm" svg:viewBox="0 0 1039 1192" svg:d="m109 0c-82 0 82 82 82 191s-191 355-191 519 55 328 164 410 573 109 737 0 137-246 137-410-191-410-191-519 163-182 66-186-722-5-804-5z">
            <text:p/>
          </draw:path>
          <draw:custom-shape draw:style-name="gr2" draw:text-style-name="P1" draw:layer="layout" svg:width="0.874cm" svg:height="0.218cm" svg:x="3.843cm" svg:y="5.79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1" draw:layer="layout" svg:width="0.218cm" svg:height="0.219cm" svg:x="4.198cm" svg:y="6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19cm" svg:height="0.219cm" svg:x="3.897cm" svg:y="6.5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19cm" svg:height="0.219cm" svg:x="4.17cm" svg:y="6.4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18cm" svg:height="0.219cm" svg:x="4.444cm" svg:y="6.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19cm" svg:height="0.219cm" svg:x="4.416cm" svg:y="6.5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19cm" svg:height="0.219cm" svg:x="4.143cm" svg:y="6.7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" draw:text-style-name="P1" draw:layer="layout" svg:width="1.799cm" svg:height="2.063cm" svg:x="4.2cm" svg:y="6.436cm" svg:viewBox="0 0 1800 2064" svg:d="m189 0c-142 0 142 142 142 331s-331 615-331 899 95 567 284 709 993 189 1277 0 236-426 236-709-331-710-331-899 284-316 115-322-1250-9-1392-9z">
            <text:p/>
          </draw:path>
          <draw:custom-shape draw:style-name="gr2" draw:text-style-name="P1" draw:layer="layout" svg:width="1.513cm" svg:height="0.378cm" svg:x="4.342cm" svg:y="6.24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0.378cm" svg:height="0.379cm" svg:x="4.484cm" svg:y="7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78cm" svg:height="0.379cm" svg:x="4.922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79cm" svg:height="0.379cm" svg:x="4.436cm" svg:y="7.4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78cm" svg:height="0.378cm" svg:x="4.9cm" svg:y="7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379cm" svg:height="0.378cm" svg:x="5.382cm" svg:y="7.09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0.378cm" svg:height="0.378cm" svg:x="5.335cm" svg:y="7.5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79cm" svg:height="0.379cm" svg:x="4.421cm" svg:y="7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378cm" svg:height="0.379cm" svg:x="4.922cm" svg:y="7.3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1" draw:text-style-name="P1" draw:layer="layout" svg:width="2.955cm" svg:height="3.388cm" svg:x="4.9cm" svg:y="7.511cm" svg:viewBox="0 0 2956 3389" svg:d="m311 0c-233 0 233 233 233 544s-544 1009-544 1475 155 932 466 1165 1631 311 2097 0 388-699 388-1165-543-1165-543-1475 466-519 189-529-2053-15-2286-15z">
            <text:p/>
          </draw:path>
          <draw:custom-shape draw:style-name="gr2" draw:text-style-name="P1" draw:layer="layout" svg:width="2.485cm" svg:height="0.621cm" svg:x="5.133cm" svg:y="7.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0.621cm" svg:height="0.622cm" svg:x="5.366cm" svg:y="8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21cm" svg:height="0.621cm" svg:x="6cm" svg:y="8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22cm" svg:height="0.622cm" svg:x="5.288cm" svg:y="9.2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21cm" svg:height="0.621cm" svg:x="5.8cm" svg:y="7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21cm" svg:height="0.621cm" svg:x="6.679cm" svg:y="8.5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21cm" svg:height="0.621cm" svg:x="6.764cm" svg:y="9.2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22cm" svg:height="0.622cm" svg:x="5.478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21cm" svg:height="0.621cm" svg:x="6.579cm" svg:y="7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21cm" svg:height="0.621cm" svg:x="6cm" svg:y="9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622cm" svg:height="0.622cm" svg:x="6.378cm" svg:y="10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1" draw:text-style-name="P1" draw:layer="layout" svg:width="3.805cm" svg:height="4.363cm" svg:x="6.894cm" svg:y="9.236cm" svg:viewBox="0 0 3806 4364" svg:d="m400 0c-300 0 300 300 300 700s-700 1300-700 1900 200 1200 600 1500 2100 400 2700 0 500-900 500-1500-700-1500-700-1900 600-668 244-681-2644-19-2944-19z">
          <text:p/>
        </draw:path>
        <draw:custom-shape draw:style-name="gr2" draw:text-style-name="P1" draw:layer="layout" svg:width="3.2cm" svg:height="0.8cm" svg:x="7.194cm" svg:y="8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7.494cm" svg:y="10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8.494cm" svg:y="10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7.394cm" svg:y="11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8.394cm" svg:y="11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8cm" svg:height="0.8cm" svg:x="9.394cm" svg:y="10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9.294cm" svg:y="11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8cm" svg:height="0.8cm" svg:x="8.294cm" svg:y="12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3.805cm" svg:height="4.363cm" svg:x="12.4cm" svg:y="7.336cm" svg:viewBox="0 0 3806 4364" svg:d="m400 0c-300 0 300 300 300 700s-700 1300-700 1900 200 1200 600 1500 2100 400 2700 0 500-900 500-1500-700-1500-700-1900 600-668 244-681-2644-19-2944-19z">
          <text:p/>
        </draw:path>
        <draw:custom-shape draw:style-name="gr6" draw:text-style-name="P1" draw:layer="layout" svg:width="3.2cm" svg:height="0.8cm" svg:x="12.7cm" svg:y="6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8cm" svg:height="0.8cm" svg:x="13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8cm" svg:height="0.8cm" svg:x="14cm" svg:y="8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8cm" svg:height="0.8cm" svg:x="12.9cm" svg:y="9.5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8cm" svg:height="0.8cm" svg:x="13.9cm" svg:y="9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8cm" svg:height="0.8cm" svg:x="14.9cm" svg:y="8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8cm" svg:height="0.8cm" svg:x="14.8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8cm" svg:height="0.8cm" svg:x="13.8cm" svg:y="10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1" draw:layer="layout" svg:width="0.022cm" svg:height="-0.001cm" draw:transform="rotate (-0.444360827557756) translate (3.408cm 5.271cm)" svg:viewBox="0 0 23 0" svg:d="m0 0h23">
          <text:p/>
        </draw:path>
        <draw:path draw:style-name="gr8" draw:text-style-name="P1" draw:layer="layout" svg:width="3.599cm" svg:height="3.108cm" svg:x="9.4cm" svg:y="6.191cm" svg:viewBox="0 0 3600 3109" svg:d="m0 3109c0-1700 2400-4300 3600-2500">
          <text:p/>
        </draw:path>
        <draw:path draw:style-name="gr8" draw:text-style-name="P1" draw:layer="layout" svg:width="6.499cm" svg:height="1.992cm" svg:x="6.8cm" svg:y="5.516cm" svg:viewBox="0 0 6500 1993" svg:d="m0 1993c0-1700 5900-3009 6500-909">
          <text:p/>
        </draw:path>
        <draw:path draw:style-name="gr8" draw:text-style-name="P1" draw:layer="layout" svg:width="8.099cm" svg:height="1.553cm" svg:x="5.4cm" svg:y="4.946cm" svg:viewBox="0 0 8100 1554" svg:d="m0 1454c0-1700 8100-2200 8100 100">
          <text:p/>
        </draw:path>
        <draw:path draw:style-name="gr8" draw:text-style-name="P1" draw:layer="layout" svg:width="9.5cm" svg:height="2.062cm" svg:x="4.4cm" svg:y="4.437cm" svg:viewBox="0 0 9501 2063" svg:d="m0 1463c0-1700 9600-2400 9500 600">
          <text:p/>
        </draw:path>
        <draw:path draw:style-name="gr8" draw:text-style-name="P1" draw:layer="layout" svg:width="10.299cm" svg:height="2.51cm" svg:x="4cm" svg:y="3.889cm" svg:viewBox="0 0 10300 2511" svg:d="m0 1711c200-2400 10300-2400 10300 800">
          <text:p/>
        </draw:path>
        <draw:path draw:style-name="gr8" draw:text-style-name="P1" draw:layer="layout" svg:width="11.099cm" svg:height="2.794cm" svg:x="3.7cm" svg:y="3.605cm" svg:viewBox="0 0 11100 2795" svg:d="m0 1795c200-2400 11100-2700 11100 1000">
          <text:p/>
        </draw:path>
        <draw:frame draw:style-name="gr9" draw:layer="layout" svg:width="1.035cm" svg:height="0.962cm" svg:x="14.9cm" svg:y="5.438cm">
          <draw:text-box>
            <text:p>...</text:p>
          </draw:text-box>
        </draw:frame>
        <draw:g>
          <draw:path draw:style-name="gr1" draw:text-style-name="P1" draw:layer="layout" svg:width="0.15cm" svg:height="0.173cm" svg:x="12.792cm" svg:y="19.124cm" svg:viewBox="0 0 151 174" svg:d="m135 0c12 0-11 12-11 28s27 52 27 75-8 48-23 60-84 16-108 0-20-36-20-60 28-59 28-75-24-27-10-27 106-1 117-1z">
            <text:p/>
          </draw:path>
          <draw:custom-shape draw:style-name="gr2" draw:text-style-name="P1" draw:layer="layout" svg:width="0.128cm" svg:height="0.032cm" svg:x="12.804cm" svg:y="19.108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3" draw:text-style-name="P1" draw:layer="layout" svg:width="0.032cm" svg:height="0.033cm" svg:x="12.888cm" svg:y="19.17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032cm" svg:height="0.032cm" svg:x="12.848cm" svg:y="19.168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032cm" svg:height="0.033cm" svg:x="12.892cm" svg:y="19.211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032cm" svg:height="0.032cm" svg:x="12.852cm" svg:y="19.204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031cm" svg:height="0.031cm" svg:x="12.812cm" svg:y="19.18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031cm" svg:height="0.032cm" svg:x="12.816cm" svg:y="19.21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032cm" svg:height="0.032cm" svg:x="12.856cm" svg:y="19.247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g>
          <draw:path draw:style-name="gr1" draw:text-style-name="P1" draw:layer="layout" svg:width="0.259cm" svg:height="0.297cm" svg:x="12.576cm" svg:y="19.244cm" svg:viewBox="0 0 260 298" svg:d="m232 0c21 0-20 20-20 48s48 88 48 129-14 82-41 103-144 27-184 0-35-62-35-103 48-102 48-129-41-46-16-47 180-1 200-1z">
            <text:p/>
          </draw:path>
          <draw:custom-shape draw:style-name="gr2" draw:text-style-name="P1" draw:layer="layout" svg:width="0.219cm" svg:height="0.054cm" svg:x="12.595cm" svg:y="19.217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3" draw:text-style-name="P1" draw:layer="layout" svg:width="0.054cm" svg:height="0.055cm" svg:x="12.74cm" svg:y="19.332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054cm" svg:height="0.056cm" svg:x="12.672cm" svg:y="19.318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056cm" svg:height="0.055cm" svg:x="12.746cm" svg:y="19.393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4" draw:text-style-name="P1" draw:layer="layout" svg:width="0.054cm" svg:height="0.055cm" svg:x="12.678cm" svg:y="19.38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054cm" svg:height="0.054cm" svg:x="12.61cm" svg:y="19.339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054cm" svg:height="0.054cm" svg:x="12.618cm" svg:y="19.401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055cm" svg:height="0.055cm" svg:x="12.684cm" svg:y="19.45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g>
          <draw:path draw:style-name="gr1" draw:text-style-name="P1" draw:layer="layout" svg:width="0.475cm" svg:height="0.545cm" svg:x="12.15cm" svg:y="19.384cm" svg:viewBox="0 0 476 546" svg:d="m426 0c37 0-38 38-38 88s88 162 88 237-25 150-75 188-263 50-338 0-62-113-62-188 87-187 87-237-75-84-30-86 330-2 368-2z">
            <text:p/>
          </draw:path>
          <draw:custom-shape draw:style-name="gr2" draw:text-style-name="P1" draw:layer="layout" svg:width="0.4cm" svg:height="0.1cm" svg:x="12.188cm" svg:y="19.333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4" draw:text-style-name="P1" draw:layer="layout" svg:width="0.1cm" svg:height="0.1cm" svg:x="12.451cm" svg:y="19.546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099cm" svg:height="0.1cm" svg:x="12.325cm" svg:y="19.521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101cm" svg:height="0.101cm" svg:x="12.462cm" svg:y="19.658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099cm" svg:height="0.101cm" svg:x="12.338cm" svg:y="19.633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1cm" svg:height="0.099cm" svg:x="12.213cm" svg:y="19.559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1cm" svg:height="0.1cm" svg:x="12.226cm" svg:y="19.671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1cm" svg:height="0.101cm" svg:x="12.351cm" svg:y="19.771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g>
          <draw:path draw:style-name="gr1" draw:text-style-name="P1" draw:layer="layout" svg:width="1.125cm" svg:height="1.29cm" svg:x="11.291cm" svg:y="19.567cm" svg:viewBox="0 0 1126 1291" svg:d="m1008 0c89 0-89 89-89 207s207 385 207 562-59 355-177 444-622 118-799 0-148-266-148-444 207-444 207-562-178-198-72-201 782-6 871-6z">
            <text:p/>
          </draw:path>
          <draw:custom-shape draw:style-name="gr2" draw:text-style-name="P1" draw:layer="layout" svg:width="0.947cm" svg:height="0.236cm" svg:x="11.381cm" svg:y="19.449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4" draw:text-style-name="P1" draw:layer="layout" svg:width="0.236cm" svg:height="0.237cm" svg:x="11.708cm" svg:y="19.892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237cm" svg:height="0.237cm" svg:x="12.032cm" svg:y="20.218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237cm" svg:height="0.238cm" svg:x="11.736cm" svg:y="20.158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237cm" svg:height="0.237cm" svg:x="11.44cm" svg:y="19.981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237cm" svg:height="0.238cm" svg:x="11.47cm" svg:y="20.247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238cm" svg:height="0.237cm" svg:x="11.766cm" svg:y="20.48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g>
          <draw:path draw:style-name="gr1" draw:text-style-name="P1" draw:layer="layout" svg:width="1.949cm" svg:height="2.235cm" svg:x="9.892cm" svg:y="20.039cm" svg:viewBox="0 0 1950 2236" svg:d="m1745 0c154 0-153 154-153 359s358 666 358 973-102 615-307 769-1076 205-1384 0-256-461-256-769 359-768 359-973-308-343-125-349 1355-10 1508-10z">
            <text:p/>
          </draw:path>
          <draw:custom-shape draw:style-name="gr2" draw:text-style-name="P1" draw:layer="layout" svg:width="1.639cm" svg:height="0.41cm" svg:x="10.048cm" svg:y="19.834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3" draw:text-style-name="P1" draw:layer="layout" svg:width="0.409cm" svg:height="0.411cm" svg:x="11.124cm" svg:y="20.70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41cm" svg:height="0.411cm" svg:x="10.65cm" svg:y="20.433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41cm" svg:height="0.41cm" svg:x="11.176cm" svg:y="21.166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41cm" svg:height="0.409cm" svg:x="10.674cm" svg:y="21.649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4" draw:text-style-name="P1" draw:layer="layout" svg:width="0.41cm" svg:height="0.41cm" svg:x="10.151cm" svg:y="20.756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3" draw:text-style-name="P1" draw:layer="layout" svg:width="0.409cm" svg:height="0.409cm" svg:x="10.202cm" svg:y="21.218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411cm" svg:height="0.41cm" svg:x="11.191cm" svg:y="21.648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41cm" svg:height="0.41cm" svg:x="10.65cm" svg:y="20.998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g>
          <draw:path draw:style-name="gr1" draw:text-style-name="P1" draw:layer="layout" svg:width="3.202cm" svg:height="3.671cm" svg:x="7.481cm" svg:y="20.803cm" svg:viewBox="0 0 3203 3672" svg:d="m2866 0c252 0-252 252-252 589s589 1094 589 1599-169 1009-505 1262-1767 336-2272 0-421-757-421-1262 589-1262 589-1599-505-562-205-573 2225-16 2477-16z">
            <text:p/>
          </draw:path>
          <draw:custom-shape draw:style-name="gr2" draw:text-style-name="P1" draw:layer="layout" svg:width="2.692cm" svg:height="0.672cm" svg:x="7.739cm" svg:y="20.467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3" draw:text-style-name="P1" draw:layer="layout" svg:width="0.673cm" svg:height="0.674cm" svg:x="9.505cm" svg:y="21.897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673cm" svg:height="0.672cm" svg:x="8.818cm" svg:y="22.092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674cm" svg:height="0.674cm" svg:x="9.589cm" svg:y="22.654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673cm" svg:height="0.673cm" svg:x="9.035cm" svg:y="21.22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673cm" svg:height="0.672cm" svg:x="8.082cm" svg:y="21.961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673cm" svg:height="0.673cm" svg:x="7.99cm" svg:y="22.738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673cm" svg:height="0.674cm" svg:x="9.383cm" svg:y="23.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673cm" svg:height="0.673cm" svg:x="8.191cm" svg:y="21.202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4" draw:text-style-name="P1" draw:layer="layout" svg:width="0.673cm" svg:height="0.673cm" svg:x="8.818cm" svg:y="22.8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673cm" svg:height="0.673cm" svg:x="8.408cm" svg:y="23.58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path draw:style-name="gr1" draw:text-style-name="P1" draw:layer="layout" svg:width="4.123cm" svg:height="4.727cm" svg:x="4.777cm" svg:y="21.572cm" svg:viewBox="0 0 4124 4728" svg:d="m3690 0c325 0-325 325-325 758s759 1409 759 2059-217 1300-650 1625-2276 433-2926 0-541-975-541-1625 758-1625 758-2059-650-723-264-737 2864-21 3189-21z">
          <text:p/>
        </draw:path>
        <draw:custom-shape draw:style-name="gr2" draw:text-style-name="P1" draw:layer="layout" svg:width="3.466cm" svg:height="0.867cm" svg:x="5.109cm" svg:y="21.13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" draw:text-style-name="P1" draw:layer="layout" svg:width="0.866cm" svg:height="0.867cm" svg:x="7.384cm" svg:y="22.98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" draw:text-style-name="P1" draw:layer="layout" svg:width="0.867cm" svg:height="0.867cm" svg:x="6.299cm" svg:y="22.76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" draw:text-style-name="P1" draw:layer="layout" svg:width="0.867cm" svg:height="0.867cm" svg:x="7.491cm" svg:y="23.95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" draw:text-style-name="P1" draw:layer="layout" svg:width="0.866cm" svg:height="0.867cm" svg:x="6.409cm" svg:y="23.73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4" draw:text-style-name="P1" draw:layer="layout" svg:width="0.867cm" svg:height="0.867cm" svg:x="5.324cm" svg:y="23.08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" draw:text-style-name="P1" draw:layer="layout" svg:width="0.866cm" svg:height="0.867cm" svg:x="5.434cm" svg:y="24.06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" draw:text-style-name="P1" draw:layer="layout" svg:width="0.867cm" svg:height="0.867cm" svg:x="6.516cm" svg:y="24.93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path draw:style-name="gr7" draw:text-style-name="P1" draw:layer="layout" svg:width="0.024cm" svg:height="-0.001cm" draw:transform="skewX (-0.0996583002888762) rotate (0.444360827557756) translate (12.9772482748041cm 19.0876421798157cm)" svg:viewBox="0 0 25 0" svg:d="m25 0h-25">
          <text:p/>
        </draw:path>
        <draw:custom-shape draw:style-name="gr10" draw:text-style-name="P1" draw:layer="layout" svg:width="0.1cm" svg:height="0.1cm" svg:x="3.3cm" svg:y="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cm" svg:height="0.1cm" svg:x="3.2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1cm" svg:height="0.1cm" svg:x="3.1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7" draw:text-style-name="P1" draw:layer="layout" svg:width="0.025cm" svg:height="-0.001cm" draw:transform="rotate (0.426558469187414) translate (13.0298067104142cm 19.0528391226744cm)" svg:viewBox="0 0 26 0" svg:d="m26 0h-26">
            <text:p/>
          </draw:path>
          <draw:custom-shape draw:style-name="gr10" draw:text-style-name="P1" draw:layer="layout" svg:width="0.112cm" svg:height="0.112cm" svg:x="13.063cm" svg:y="18.9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0" draw:text-style-name="P1" draw:layer="layout" svg:width="0.113cm" svg:height="0.112cm" svg:x="13.274cm" svg:y="18.82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0" draw:text-style-name="P1" draw:layer="layout" svg:width="0.112cm" svg:height="0.112cm" svg:x="13.488cm" svg:y="18.7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line draw:style-name="gr11" draw:text-style-name="P1" draw:layer="layout" svg:x1="9.7cm" svg:y1="25.3cm" svg:x2="15.8cm" svg:y2="25.3cm">
          <text:p/>
        </draw:line>
        <draw:line draw:style-name="gr11" draw:text-style-name="P1" draw:layer="layout" svg:x1="11cm" svg:y1="23.4cm" svg:x2="15.8cm" svg:y2="23.4cm">
          <text:p/>
        </draw:line>
        <draw:line draw:style-name="gr11" draw:text-style-name="P1" draw:layer="layout" svg:x1="12.1cm" svg:y1="21.6cm" svg:x2="15.8cm" svg:y2="21.6cm">
          <text:p/>
        </draw:line>
        <draw:line draw:style-name="gr11" draw:text-style-name="P1" draw:layer="layout" svg:x1="12.6cm" svg:y1="20.5cm" svg:x2="15.8cm" svg:y2="20.5cm">
          <text:p/>
        </draw:line>
        <draw:custom-shape draw:style-name="gr4" draw:text-style-name="P1" draw:layer="layout" svg:width="0.867cm" svg:height="0.867cm" svg:x="16.199cm" svg:y="24.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4" draw:text-style-name="P1" draw:layer="layout" svg:width="0.867cm" svg:height="0.867cm" svg:x="16.199cm" svg:y="22.933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4" draw:text-style-name="P1" draw:layer="layout" svg:width="0.867cm" svg:height="0.867cm" svg:x="16.199cm" svg:y="21.233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4" draw:text-style-name="P1" draw:layer="layout" svg:width="0.867cm" svg:height="0.867cm" svg:x="16.199cm" svg:y="20.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0" draw:text-style-name="P1" draw:layer="layout" svg:width="0.112cm" svg:height="0.112cm" svg:x="16.588cm" svg:y="18.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0" draw:text-style-name="P1" draw:layer="layout" svg:width="0.112cm" svg:height="0.112cm" svg:x="16.588cm" svg:y="18.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0" draw:text-style-name="P1" draw:layer="layout" svg:width="0.112cm" svg:height="0.112cm" svg:x="16.588cm" svg:y="19.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</draw:page>
      <draw:page draw:name="page2" draw:style-name="dp1" draw:master-page-name="Standard">
        <draw:g>
          <draw:path draw:style-name="gr1" draw:text-style-name="P1" draw:layer="layout" svg:width="1.125cm" svg:height="1.29cm" svg:x="11.291cm" svg:y="19.567cm" svg:viewBox="0 0 1126 1291" svg:d="m1008 0c89 0-89 89-89 207s207 385 207 562-59 355-177 444-622 118-799 0-148-266-148-444 207-444 207-562-178-198-72-201 782-6 871-6z">
            <text:p/>
          </draw:path>
          <draw:custom-shape draw:style-name="gr2" draw:text-style-name="P1" draw:layer="layout" svg:width="0.947cm" svg:height="0.236cm" svg:x="11.381cm" svg:y="19.449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12" draw:text-style-name="P1" draw:layer="layout" svg:width="0.236cm" svg:height="0.237cm" svg:x="11.708cm" svg:y="19.892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237cm" svg:height="0.237cm" svg:x="12.032cm" svg:y="20.218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237cm" svg:height="0.238cm" svg:x="11.736cm" svg:y="20.158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237cm" svg:height="0.237cm" svg:x="11.44cm" svg:y="19.981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237cm" svg:height="0.238cm" svg:x="11.47cm" svg:y="20.247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238cm" svg:height="0.237cm" svg:x="11.766cm" svg:y="20.48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g>
          <draw:path draw:style-name="gr1" draw:text-style-name="P1" draw:layer="layout" svg:width="1.949cm" svg:height="2.235cm" svg:x="9.892cm" svg:y="20.039cm" svg:viewBox="0 0 1950 2236" svg:d="m1745 0c154 0-153 154-153 359s358 666 358 973-102 615-307 769-1076 205-1384 0-256-461-256-769 359-768 359-973-308-343-125-349 1355-10 1508-10z">
            <text:p/>
          </draw:path>
          <draw:custom-shape draw:style-name="gr2" draw:text-style-name="P1" draw:layer="layout" svg:width="1.639cm" svg:height="0.41cm" svg:x="10.048cm" svg:y="19.834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3" draw:text-style-name="P1" draw:layer="layout" svg:width="0.409cm" svg:height="0.411cm" svg:x="11.124cm" svg:y="20.70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41cm" svg:height="0.411cm" svg:x="10.65cm" svg:y="20.433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41cm" svg:height="0.41cm" svg:x="11.176cm" svg:y="21.166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41cm" svg:height="0.409cm" svg:x="10.674cm" svg:y="21.649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4" draw:text-style-name="P1" draw:layer="layout" svg:width="0.41cm" svg:height="0.41cm" svg:x="10.151cm" svg:y="20.756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3" draw:text-style-name="P1" draw:layer="layout" svg:width="0.409cm" svg:height="0.409cm" svg:x="10.202cm" svg:y="21.218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411cm" svg:height="0.41cm" svg:x="11.191cm" svg:y="21.648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41cm" svg:height="0.41cm" svg:x="10.65cm" svg:y="20.998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g>
          <draw:path draw:style-name="gr1" draw:text-style-name="P1" draw:layer="layout" svg:width="3.202cm" svg:height="3.671cm" svg:x="7.481cm" svg:y="20.803cm" svg:viewBox="0 0 3203 3672" svg:d="m2866 0c252 0-252 252-252 589s589 1094 589 1599-169 1009-505 1262-1767 336-2272 0-421-757-421-1262 589-1262 589-1599-505-562-205-573 2225-16 2477-16z">
            <text:p/>
          </draw:path>
          <draw:custom-shape draw:style-name="gr2" draw:text-style-name="P1" draw:layer="layout" svg:width="2.692cm" svg:height="0.672cm" svg:x="7.739cm" svg:y="20.467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custom-shape draw:style-name="gr3" draw:text-style-name="P1" draw:layer="layout" svg:width="0.673cm" svg:height="0.674cm" svg:x="9.505cm" svg:y="21.897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673cm" svg:height="0.672cm" svg:x="8.818cm" svg:y="22.092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674cm" svg:height="0.674cm" svg:x="9.589cm" svg:y="22.654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673cm" svg:height="0.673cm" svg:x="9.035cm" svg:y="21.22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673cm" svg:height="0.672cm" svg:x="8.082cm" svg:y="21.961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673cm" svg:height="0.673cm" svg:x="7.99cm" svg:y="22.738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673cm" svg:height="0.674cm" svg:x="9.383cm" svg:y="23.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673cm" svg:height="0.673cm" svg:x="8.191cm" svg:y="21.202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3" draw:text-style-name="P1" draw:layer="layout" svg:width="0.673cm" svg:height="0.673cm" svg:x="8.818cm" svg:y="22.8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layer="layout" svg:width="0.673cm" svg:height="0.673cm" svg:x="8.408cm" svg:y="23.58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path draw:style-name="gr1" draw:text-style-name="P1" draw:layer="layout" svg:width="4.123cm" svg:height="4.727cm" svg:x="4.777cm" svg:y="21.572cm" svg:viewBox="0 0 4124 4728" svg:d="m3690 0c325 0-325 325-325 758s759 1409 759 2059-217 1300-650 1625-2276 433-2926 0-541-975-541-1625 758-1625 758-2059-650-723-264-737 2864-21 3189-21z">
          <text:p/>
        </draw:path>
        <draw:custom-shape draw:style-name="gr2" draw:text-style-name="P1" draw:layer="layout" svg:width="3.466cm" svg:height="0.867cm" svg:x="5.109cm" svg:y="21.13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" draw:text-style-name="P1" draw:layer="layout" svg:width="0.866cm" svg:height="0.867cm" svg:x="7.384cm" svg:y="22.98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" draw:text-style-name="P1" draw:layer="layout" svg:width="0.867cm" svg:height="0.867cm" svg:x="6.299cm" svg:y="22.76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" draw:text-style-name="P1" draw:layer="layout" svg:width="0.867cm" svg:height="0.867cm" svg:x="7.491cm" svg:y="23.95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" draw:text-style-name="P1" draw:layer="layout" svg:width="0.866cm" svg:height="0.867cm" svg:x="6.409cm" svg:y="23.73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4" draw:text-style-name="P1" draw:layer="layout" svg:width="0.867cm" svg:height="0.867cm" svg:x="5.324cm" svg:y="23.08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" draw:text-style-name="P1" draw:layer="layout" svg:width="0.866cm" svg:height="0.867cm" svg:x="5.434cm" svg:y="24.06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" draw:text-style-name="P1" draw:layer="layout" svg:width="0.867cm" svg:height="0.867cm" svg:x="6.516cm" svg:y="24.93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g>
          <draw:path draw:style-name="gr7" draw:text-style-name="P1" draw:layer="layout" svg:width="0.025cm" svg:height="-0.001cm" draw:transform="rotate (0.426558469187414) translate (12.8298067104142cm 19.5528391226744cm)" svg:viewBox="0 0 26 0" svg:d="m26 0h-26">
            <text:p/>
          </draw:path>
          <draw:custom-shape draw:style-name="gr10" draw:text-style-name="P1" draw:layer="layout" svg:width="0.112cm" svg:height="0.112cm" svg:x="12.863cm" svg:y="19.4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0" draw:text-style-name="P1" draw:layer="layout" svg:width="0.113cm" svg:height="0.112cm" svg:x="13.074cm" svg:y="19.32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0" draw:text-style-name="P1" draw:layer="layout" svg:width="0.112cm" svg:height="0.112cm" svg:x="13.288cm" svg:y="19.2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</draw:g>
        <draw:line draw:style-name="gr11" draw:text-style-name="P1" draw:layer="layout" svg:x1="9.7cm" svg:y1="25.3cm" svg:x2="15.8cm" svg:y2="25.3cm">
          <text:p/>
        </draw:line>
        <draw:line draw:style-name="gr11" draw:text-style-name="P1" draw:layer="layout" svg:x1="11cm" svg:y1="23.4cm" svg:x2="15.8cm" svg:y2="23.4cm">
          <text:p/>
        </draw:line>
        <draw:line draw:style-name="gr11" draw:text-style-name="P1" draw:layer="layout" svg:x1="12.1cm" svg:y1="21.6cm" svg:x2="15.8cm" svg:y2="21.6cm">
          <text:p/>
        </draw:line>
        <draw:line draw:style-name="gr11" draw:text-style-name="P1" draw:layer="layout" svg:x1="12.6cm" svg:y1="20.5cm" svg:x2="15.8cm" svg:y2="20.5cm">
          <text:p/>
        </draw:line>
        <draw:custom-shape draw:style-name="gr14" draw:text-style-name="P1" draw:layer="layout" svg:width="0.867cm" svg:height="0.867cm" svg:x="16.199cm" svg:y="24.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3" draw:text-style-name="P1" draw:layer="layout" svg:width="0.867cm" svg:height="0.867cm" svg:x="16.199cm" svg:y="22.933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4" draw:text-style-name="P1" draw:layer="layout" svg:width="0.867cm" svg:height="0.867cm" svg:x="16.199cm" svg:y="21.233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2" draw:text-style-name="P1" draw:layer="layout" svg:width="0.867cm" svg:height="0.867cm" svg:x="16.199cm" svg:y="20.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0" draw:text-style-name="P1" draw:layer="layout" svg:width="0.112cm" svg:height="0.112cm" svg:x="16.588cm" svg:y="19.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0" draw:text-style-name="P1" draw:layer="layout" svg:width="0.112cm" svg:height="0.112cm" svg:x="16.588cm" svg:y="19.3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10" draw:text-style-name="P1" draw:layer="layout" svg:width="0.112cm" svg:height="0.112cm" svg:x="16.588cm" svg:y="19.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marker draw:name="Extrémités_20_de_20_flèche_20_1" draw:display-name="Extrémités de flèche 1" svg:viewBox="0 0 836 110" svg:d="m0 0h278 278 280v36 36 38h-278-278-280v-36-36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ois SCHWARZENTRUBER</meta:initial-creator>
    <meta:creation-date>2016-04-16T18:26:42.551137600</meta:creation-date>
    <dc:date>2016-04-16T19:32:46.961687466</dc:date>
    <dc:creator>Francois SCHWARZENTRUBER</dc:creator>
    <meta:editing-duration>PT50M45S</meta:editing-duration>
    <meta:editing-cycles>15</meta:editing-cycles>
    <meta:generator>LibreOffice/4.1.6.2$Linux_X86_64 LibreOffice_project/410$Build-2</meta:generator>
    <meta:document-statistic meta:object-count="239"/>
  </office:meta>
</office:document-meta>
</file>